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fill-color="#808080" draw:textarea-vertical-align="middle"/>
    </style:style>
    <style:style style:name="gr10" style:family="graphic" style:parent-style-name="standard">
      <style:graphic-properties svg:stroke-width="0.102cm" svg:stroke-color="#77216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2cm" svg:height="3.556cm" svg:x="5.842cm" svg:y="6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002cm" svg:height="1.016cm" svg:x="5.842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002cm" svg:height="0.762cm" svg:x="5.842cm" svg:y="9.6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002cm" svg:height="2.54cm" svg:x="5.842cm" svg:y="10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002cm" svg:height="0.762cm" svg:x="5.842cm" svg:y="12.9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002cm" svg:height="2.032cm" svg:x="5.842cm" svg:y="13.7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6.002cm" svg:height="10.668cm" svg:x="5.842cm" svg:y="5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0.254cm" svg:height="6.604cm" svg:x="8.382cm" svg:y="4.3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254cm" svg:height="3.81cm" svg:x="12.954cm" svg:y="4.31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049cm" svg:y1="3.405cm" svg:x2="11.049cm" svg:y2="3.405cm" svg:d="M11049 3405z" svg:viewBox="0 0 1 1">
          <text:p/>
        </draw:connector>
        <draw:custom-shape draw:style-name="gr10" draw:text-style-name="P1" xml:id="id1" draw:id="id1" draw:layer="layout" svg:width="2.54cm" svg:height="1.27cm" svg:x="16.256cm" svg:y="10.668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7.526cm" svg:y1="10.668cm" svg:x2="17.526cm" svg:y2="3.566cm" draw:start-shape="id1" draw:start-glue-point="0" draw:end-shape="id2" draw:end-glue-point="2" svg:d="M17526 10668v-7102" svg:viewBox="0 0 1 7103">
          <text:p/>
        </draw:connector>
        <draw:frame draw:style-name="gr11" draw:text-style-name="P2" draw:layer="layout" svg:width="8.89cm" svg:height="1.119cm" svg:x="9.652cm" svg:y="16.002cm">
          <draw:text-box>
            <text:p text:style-name="P1"><text:span text:style-name="T1">Low-fidelity</text:span></text:p>
          </draw:text-box>
        </draw:frame>
        <draw:custom-shape draw:style-name="gr8" draw:text-style-name="P1" xml:id="id3" draw:id="id3" draw:layer="layout" svg:width="0.254cm" svg:height="7.519cm" svg:x="10.922cm" svg:y="4.318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1.049cm" svg:y1="4.318cm" svg:x2="11.049cm" svg:y2="3.209cm" draw:start-shape="id3" draw:start-glue-point="0" draw:end-shape="id4" draw:end-glue-point="2" svg:d="M11049 4318v-1109" svg:viewBox="0 0 1 1110">
          <text:p/>
        </draw:connector>
        <draw:connector draw:style-name="gr12" draw:text-style-name="P1" draw:layer="layout" svg:x1="13.081cm" svg:y1="4.318cm" svg:x2="14.478cm" svg:y2="2.569cm" draw:start-shape="id5" draw:start-glue-point="0" draw:end-shape="id4" draw:end-glue-point="1" svg:d="M13081 4318v-567h1897v-1182h-500" svg:viewBox="0 0 1898 1750">
          <text:p/>
        </draw:connector>
        <draw:connector draw:style-name="gr12" draw:text-style-name="P1" draw:layer="layout" svg:x1="8.509cm" svg:y1="4.318cm" svg:x2="7.62cm" svg:y2="2.569cm" draw:start-shape="id6" draw:start-glue-point="0" draw:end-shape="id4" draw:end-glue-point="3" svg:d="M8509 4318v-567h-1389v-1182h500" svg:viewBox="0 0 1390 1750">
          <text:p/>
        </draw:connector>
        <draw:frame draw:style-name="gr11" draw:text-style-name="P3" xml:id="id2" draw:id="id2" draw:layer="layout" svg:width="2.54cm" svg:height="1.28cm" svg:x="16.256cm" svg:y="2.286cm">
          <draw:text-box>
            <text:p text:style-name="P3"><text:span text:style-name="T2">QoI</text:span></text:p>
          </draw:text-box>
        </draw:frame>
        <draw:frame draw:style-name="gr13" draw:text-style-name="P3" xml:id="id4" draw:id="id4" draw:layer="layout" svg:width="6.858cm" svg:height="1.28cm" svg:x="7.62cm" svg:y="1.929cm">
          <draw:text-box>
            <text:p text:style-name="P3"><text:span text:style-name="T2">Observations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09:33</meta:creation-date>
    <dc:date>2015-05-13T13:14:26.455642553</dc:date>
    <meta:editing-duration>PT6H45M45S</meta:editing-duration>
    <meta:editing-cycles>6</meta:editing-cycles>
    <meta:generator>LibreOffice/4.2.8.2$Linux_X86_64 LibreOffice_project/420m0$Build-2</meta:generator>
    <meta:document-statistic meta:object-count="42"/>
  </office:meta>
</office:document-meta>
</file>